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Git y GitHub son dos herramientas fundamentales para el desarrollo de software y el trabajo colaborativo en proyectos de programación.</text:p>
      <text:p text:style-name="Normal"><text:s/>Git es un sistema de control de versiones distribuido que permite a los desarrolladores<text:s/>mantener un registro de los cambios realizados en el código fuente y colaborar en el trabajo en equipo de manera eficiente. El creador es Linux torval que también creo el Kernel de Linux</text:p>
      <text:p text:style-name="Normal"><text:s/>es un sistema de control distribuido que puede trabajar en repositorios y múltiples desarrollos pueden trabajar en ese mismo repositorio estos mismos puedan alterar el<text:s/>código,<text:s/>pero todos tienen una copia local del<text:s/>código<text:s/>guita ayuda a la coordinación de varios desarrolladores que trabajan en un mismo código</text:p>
      <text:p text:style-name="Normal"><text:s/>Git<text:s/>también ayuda<text:s/>a manejar<text:s/>los cambios que se realizan código ya que se tiene registro de cada cambio que se realiza<text:s/></text:p>
      <text:p text:style-name="Normal">Puedes tomar decisiones acerca de cuándo hacer los cambios o lo que te sirve para desarrollar tu código esto funciona en cualquier punto<text:s/>en el que estés en el código<text:s/></text:p>
      <text:p text:style-name="Normal">Comandos más utilizados en<text:s/>Git</text:p>
      <text:list text:style-name="LFO1" text:continue-numbering="true">
        <text:list-item>
          <text:p text:style-name="P2">git init: crea un nuevo repositorio Git</text:p>
        </text:list-item>
        <text:list-item>
          <text:p text:style-name="P3">git clone: descarga un repositorio existente de GitHub</text:p>
        </text:list-item>
        <text:list-item>
          <text:p text:style-name="P4">git add: agrega<text:s/>cambios al área de preparación (staging área)</text:p>
        </text:list-item>
        <text:list-item>
          <text:p text:style-name="P5">git commit: guarda los cambios en el repositorio local</text:p>
        </text:list-item>
        <text:list-item>
          <text:p text:style-name="P6">git push: envía los cambios al repositorio remoto en GitHub</text:p>
        </text:list-item>
        <text:list-item>
          <text:p text:style-name="P7">git pull: descarga los cambios del repositorio remoto en GitHub</text:p>
        </text:list-item>
      </text:list>
      <text:p text:style-name="Normal"/>
      <text:p text:style-name="Normal">Por otro lado,<text:s/>GitHub<text:s/>permite el<text:s/>alojamiento de código y colaboración para desarrolladores. Permite<text:s/>también a los<text:s/>desarrolladores<text:s/>alojar y compartir su código, seguir y colaborar en proyectos de otros desarrolladores, así como contribuir y colaborar en proyectos de código abierto. Además, proporciona herramientas de gestión de proyectos y seguimiento de errores<text:s/>utilizada por una amplia variedad de empresas y comunidades de código abierto.</text:p>
      <text:p text:style-name="P8">GitHub fue creado Por Tom Preston-Werner, Chris Wanstrath y PJ Hyett en 2008.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el Aaron Trujillo Santes</meta:initial-creator>
    <dc:creator>Angel Aaron Trujillo Santes</dc:creator>
    <meta:creation-date>2023-03-26T23:14:00Z</meta:creation-date>
    <dc:date>2023-03-30T03:09:00Z</dc:date>
    <meta:template xlink:href="Normal" xlink:type="simple"/>
    <meta:editing-cycles>5</meta:editing-cycles>
    <meta:editing-duration>PT3180S</meta:editing-duration>
    <meta:document-statistic meta:page-count="1" meta:paragraph-count="3" meta:word-count="292" meta:character-count="1895" meta:row-count="13" meta:non-whitespace-character-count="1606"/>
  </office:meta>
</office:document-meta>
</file>